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0166666666667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95cm" style:use-optimal-column-width="true"/>
    </style:style>
    <style:style style:name="co4" style:family="table-column">
      <style:table-column-properties fo:break-before="auto" style:column-width="6.62516666666667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18016666666667cm"/>
    </style:style>
    <style:style style:name="co9" style:family="table-column">
      <style:table-column-properties fo:break-before="auto" style:column-width="2.13783333333333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9845cm"/>
    </style:style>
    <style:style style:name="co12" style:family="table-column">
      <style:table-column-properties fo:break-before="auto" style:column-width="2.39183333333333cm"/>
    </style:style>
    <style:style style:name="co13" style:family="table-column">
      <style:table-column-properties fo:break-before="auto" style:column-width="2.81516666666667cm"/>
    </style:style>
    <style:style style:name="co14" style:family="table-column">
      <style:table-column-properties fo:break-before="auto" style:column-width="3.93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2.49766666666667cm"/>
    </style:style>
    <style:style style:name="co18" style:family="table-column">
      <style:table-column-properties fo:break-before="auto" style:column-width="2.6035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533333333333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2" table:style-name="ce5">
            <text:p>332</text:p>
          </table:table-cell>
          <table:table-cell office:value-type="float" office:value="317.96812" table:style-name="ce5">
            <text:p>318</text:p>
          </table:table-cell>
          <table:table-cell office:value-type="float" office:value="761" table:style-name="ce5">
            <text:p>761</text:p>
          </table:table-cell>
          <table:table-cell office:value-type="float" office:value="735.61596000000009" table:style-name="ce5">
            <text:p>736</text:p>
          </table:table-cell>
          <table:table-cell office:value-type="float" office:value="4220" table:style-name="ce5">
            <text:p>4,220</text:p>
          </table:table-cell>
          <table:table-cell office:value-type="float" office:value="4111.8578399999988" table:style-name="ce5">
            <text:p>4,112</text:p>
          </table:table-cell>
          <table:table-cell office:value-type="float" office:value="2718" table:style-name="ce5">
            <text:p>2,718</text:p>
          </table:table-cell>
          <table:table-cell office:value-type="float" office:value="2658.0117499999997" table:style-name="ce5">
            <text:p>2,658</text:p>
          </table:table-cell>
          <table:table-cell office:value-type="float" office:value="175" table:style-name="ce5">
            <text:p>175</text:p>
          </table:table-cell>
          <table:table-cell office:value-type="float" office:value="170.15651000000003" table:style-name="ce5">
            <text:p>170</text:p>
          </table:table-cell>
          <table:table-cell office:value-type="float" office:value="32" table:style-name="ce5">
            <text:p>32</text:p>
          </table:table-cell>
          <table:table-cell office:value-type="float" office:value="30.66892" table:style-name="ce5">
            <text:p>31</text:p>
          </table:table-cell>
          <table:table-cell office:value-type="float" office:value="8238" table:style-name="ce5">
            <text:p>8,238</text:p>
          </table:table-cell>
          <table:table-cell office:value-type="float" office:value="8024.2790999999988" table:style-name="ce5">
            <text:p>8,024</text:p>
          </table:table-cell>
          <table:table-cell office:value-type="float" office:value="67" table:style-name="ce5">
            <text:p>67</text:p>
          </table:table-cell>
          <table:table-cell office:value-type="float" office:value="51.3" table:style-name="ce5">
            <text:p>51</text:p>
          </table:table-cell>
          <table:table-cell office:value-type="float" office:value="361" table:style-name="ce5">
            <text:p>361</text:p>
          </table:table-cell>
          <table:table-cell office:value-type="float" office:value="356.97" table:style-name="ce5">
            <text:p>357</text:p>
          </table:table-cell>
          <table:table-cell office:value-type="float" office:value="2" table:style-name="ce5">
            <text:p>2</text:p>
          </table:table-cell>
          <table:table-cell office:value-type="float" office:value="0.89999999999999991" table:style-name="ce5">
            <text:p>1</text:p>
          </table:table-cell>
          <table:table-cell office:value-type="float" office:value="430" table:style-name="ce5">
            <text:p>430</text:p>
          </table:table-cell>
          <table:table-cell office:value-type="float" office:value="409.17" table:style-name="ce5">
            <text:p>409</text:p>
          </table:table-cell>
          <table:table-cell office:value-type="float" office:value="0" table:style-name="ce5">
            <text:p>0</text:p>
          </table:table-cell>
          <table:table-cell office:value-type="float" office:value="8668" table:style-name="ce5">
            <text:p>8,668</text:p>
          </table:table-cell>
          <table:table-cell office:value-type="float" office:value="8433.449099999998" table:style-name="ce5">
            <text:p>8,433</text:p>
          </table:table-cell>
          <table:table-cell office:value-type="float" office:value="31865789.880000003" table:style-name="ce5">
            <text:p>31,865,790</text:p>
          </table:table-cell>
          <table:table-cell office:value-type="float" office:value="1221870.3399999999" table:style-name="ce5">
            <text:p>1,221,870</text:p>
          </table:table-cell>
          <table:table-cell office:value-type="float" office:value="255107.99" table:style-name="ce5">
            <text:p>255,108</text:p>
          </table:table-cell>
          <table:table-cell office:value-type="float" office:value="91859.54" table:style-name="ce5">
            <text:p>91,860</text:p>
          </table:table-cell>
          <table:table-cell office:value-type="float" office:value="9591755.8899999987" table:style-name="ce5">
            <text:p>9,591,756</text:p>
          </table:table-cell>
          <table:table-cell office:value-type="float" office:value="4706650.7399999993" table:style-name="ce5">
            <text:p>4,706,651</text:p>
          </table:table-cell>
          <table:table-cell office:value-type="float" office:value="47733034.380000003" table:style-name="ce5">
            <text:p>47,733,034</text:p>
          </table:table-cell>
          <table:table-cell office:value-type="float" office:value="3571275.7300000004" table:style-name="ce6">
            <text:p>3,571,276</text:p>
          </table:table-cell>
          <table:table-cell office:value-type="float" office:value="1288618.06" table:style-name="ce6">
            <text:p>1,288,618</text:p>
          </table:table-cell>
          <table:table-cell office:value-type="float" office:value="4859893.790000001" table:style-name="ce6">
            <text:p>4,859,894</text:p>
          </table:table-cell>
          <table:table-cell office:value-type="float" office:value="52592928.170000002" table:style-name="ce6">
            <text:p>52,592,92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7" table:style-name="ce5">
            <text:p>137</text:p>
          </table:table-cell>
          <table:table-cell office:value-type="float" office:value="123.20896000000003" table:style-name="ce5">
            <text:p>123</text:p>
          </table:table-cell>
          <table:table-cell office:value-type="float" office:value="89" table:style-name="ce5">
            <text:p>89</text:p>
          </table:table-cell>
          <table:table-cell office:value-type="float" office:value="82.064870000000013" table:style-name="ce5">
            <text:p>82</text:p>
          </table:table-cell>
          <table:table-cell office:value-type="float" office:value="84" table:style-name="ce5">
            <text:p>84</text:p>
          </table:table-cell>
          <table:table-cell office:value-type="float" office:value="79.767570000000006" table:style-name="ce5">
            <text:p>80</text:p>
          </table:table-cell>
          <table:table-cell office:value-type="float" office:value="10" table:style-name="ce5">
            <text:p>10</text:p>
          </table:table-cell>
          <table:table-cell office:value-type="float" office:value="8.7972900000000003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94.83869000000004" table:style-name="ce5">
            <text:p>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" table:style-name="ce5">
            <text:p>321</text:p>
          </table:table-cell>
          <table:table-cell office:value-type="float" office:value="294.83869000000004" table:style-name="ce5">
            <text:p>295</text:p>
          </table:table-cell>
          <table:table-cell office:value-type="float" office:value="738599.87000000011" table:style-name="ce5">
            <text:p>738,600</text:p>
          </table:table-cell>
          <table:table-cell office:value-type="float" office:value="13185.52" table:style-name="ce5">
            <text:p>13,186</text:p>
          </table:table-cell>
          <table:table-cell office:value-type="float" office:value="3840.75" table:style-name="ce5">
            <text:p>3,841</text:p>
          </table:table-cell>
          <table:table-cell office:value-type="float" office:value="856.63999999999942" table:style-name="ce5">
            <text:p>857</text:p>
          </table:table-cell>
          <table:table-cell office:value-type="float" office:value="217692.94" table:style-name="ce5">
            <text:p>217,693</text:p>
          </table:table-cell>
          <table:table-cell office:value-type="float" office:value="92523.19" table:style-name="ce5">
            <text:p>92,523</text:p>
          </table:table-cell>
          <table:table-cell office:value-type="float" office:value="1066698.9100000001" table:style-name="ce5">
            <text:p>1,066,6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66698.9100000001" table:style-name="ce6">
            <text:p>1,066,699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43" table:style-name="ce5">
            <text:p>9,043</text:p>
          </table:table-cell>
          <table:table-cell office:value-type="float" office:value="7866.8942000000989" table:style-name="ce5">
            <text:p>7,867</text:p>
          </table:table-cell>
          <table:table-cell office:value-type="float" office:value="2863" table:style-name="ce5">
            <text:p>2,863</text:p>
          </table:table-cell>
          <table:table-cell office:value-type="float" office:value="2697.8504299999931" table:style-name="ce5">
            <text:p>2,698</text:p>
          </table:table-cell>
          <table:table-cell office:value-type="float" office:value="3067" table:style-name="ce5">
            <text:p>3,067</text:p>
          </table:table-cell>
          <table:table-cell office:value-type="float" office:value="2906.8681099999908" table:style-name="ce5">
            <text:p>2,907</text:p>
          </table:table-cell>
          <table:table-cell office:value-type="float" office:value="833" table:style-name="ce5">
            <text:p>833</text:p>
          </table:table-cell>
          <table:table-cell office:value-type="float" office:value="809.02295000000004" table:style-name="ce5">
            <text:p>809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67" table:style-name="ce5">
            <text:p>15,867</text:p>
          </table:table-cell>
          <table:table-cell office:value-type="float" office:value="14341.535690000082" table:style-name="ce5">
            <text:p>14,342</text:p>
          </table:table-cell>
          <table:table-cell office:value-type="float" office:value="1949" table:style-name="ce5">
            <text:p>1,949</text:p>
          </table:table-cell>
          <table:table-cell office:value-type="float" office:value="1949" table:style-name="ce5">
            <text:p>1,949</text:p>
          </table:table-cell>
          <table:table-cell office:value-type="float" office:value="9.19" table:style-name="ce5">
            <text:p>9</text:p>
          </table:table-cell>
          <table:table-cell office:value-type="float" office:value="9.1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8.19" table:style-name="ce5">
            <text:p>1,958</text:p>
          </table:table-cell>
          <table:table-cell office:value-type="float" office:value="1958.19" table:style-name="ce5">
            <text:p>1,958</text:p>
          </table:table-cell>
          <table:table-cell office:value-type="float" office:value="0" table:style-name="ce5">
            <text:p>0</text:p>
          </table:table-cell>
          <table:table-cell office:value-type="float" office:value="17825.189999999999" table:style-name="ce5">
            <text:p>17,825</text:p>
          </table:table-cell>
          <table:table-cell office:value-type="float" office:value="16299.725690000083" table:style-name="ce5">
            <text:p>16,300</text:p>
          </table:table-cell>
          <table:table-cell office:value-type="float" office:value="37171812.280000001" table:style-name="ce5">
            <text:p>37,171,812</text:p>
          </table:table-cell>
          <table:table-cell office:value-type="float" office:value="676142.55" table:style-name="ce5">
            <text:p>676,143</text:p>
          </table:table-cell>
          <table:table-cell office:value-type="float" office:value="253771" table:style-name="ce5">
            <text:p>253,771</text:p>
          </table:table-cell>
          <table:table-cell office:value-type="float" office:value="723292.81" table:style-name="ce5">
            <text:p>723,293</text:p>
          </table:table-cell>
          <table:table-cell office:value-type="float" office:value="10878501.590000002" table:style-name="ce5">
            <text:p>10,878,502</text:p>
          </table:table-cell>
          <table:table-cell office:value-type="float" office:value="5046540.3000000007" table:style-name="ce5">
            <text:p>5,046,540</text:p>
          </table:table-cell>
          <table:table-cell office:value-type="float" office:value="54750060.530000001" table:style-name="ce5">
            <text:p>54,750,061</text:p>
          </table:table-cell>
          <table:table-cell office:value-type="float" office:value="7060930.0999999996" table:style-name="ce6">
            <text:p>7,060,930</text:p>
          </table:table-cell>
          <table:table-cell office:value-type="float" office:value="11425" table:style-name="ce6">
            <text:p>11,425</text:p>
          </table:table-cell>
          <table:table-cell office:value-type="float" office:value="7072355.0999999996" table:style-name="ce6">
            <text:p>7,072,355</text:p>
          </table:table-cell>
          <table:table-cell office:value-type="float" office:value="61822415.630000003" table:style-name="ce6">
            <text:p>61,822,41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52" table:style-name="ce5">
            <text:p>452</text:p>
          </table:table-cell>
          <table:table-cell office:value-type="float" office:value="401.58894000000021" table:style-name="ce5">
            <text:p>402</text:p>
          </table:table-cell>
          <table:table-cell office:value-type="float" office:value="396" table:style-name="ce5">
            <text:p>396</text:p>
          </table:table-cell>
          <table:table-cell office:value-type="float" office:value="366.19765000000007" table:style-name="ce5">
            <text:p>366</text:p>
          </table:table-cell>
          <table:table-cell office:value-type="float" office:value="358" table:style-name="ce5">
            <text:p>358</text:p>
          </table:table-cell>
          <table:table-cell office:value-type="float" office:value="342.84083000000021" table:style-name="ce5">
            <text:p>343</text:p>
          </table:table-cell>
          <table:table-cell office:value-type="float" office:value="95" table:style-name="ce5">
            <text:p>95</text:p>
          </table:table-cell>
          <table:table-cell office:value-type="float" office:value="94.000010000000003" table:style-name="ce5">
            <text:p>94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0" table:style-name="ce5">
            <text:p>1,310</text:p>
          </table:table-cell>
          <table:table-cell office:value-type="float" office:value="1212.9427500000004" table:style-name="ce5">
            <text:p>1,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0" table:style-name="ce5">
            <text:p>1,310</text:p>
          </table:table-cell>
          <table:table-cell office:value-type="float" office:value="1212.9427500000004" table:style-name="ce5">
            <text:p>1,213</text:p>
          </table:table-cell>
          <table:table-cell office:value-type="float" office:value="4165214.52" table:style-name="ce5">
            <text:p>4,165,215</text:p>
          </table:table-cell>
          <table:table-cell office:value-type="float" office:value="21257.72" table:style-name="ce5">
            <text:p>21,258</text:p>
          </table:table-cell>
          <table:table-cell office:value-type="float" office:value="44123.59" table:style-name="ce5">
            <text:p>44,124</text:p>
          </table:table-cell>
          <table:table-cell office:value-type="float" office:value="29217.67" table:style-name="ce5">
            <text:p>29,218</text:p>
          </table:table-cell>
          <table:table-cell office:value-type="float" office:value="880806.65999999992" table:style-name="ce5">
            <text:p>880,807</text:p>
          </table:table-cell>
          <table:table-cell office:value-type="float" office:value="421738.49" table:style-name="ce5">
            <text:p>421,738</text:p>
          </table:table-cell>
          <table:table-cell office:value-type="float" office:value="5562358.6500000004" table:style-name="ce5">
            <text:p>5,562,359</text:p>
          </table:table-cell>
          <table:table-cell office:value-type="float" office:value="-4110.6000000000004" table:style-name="ce6">
            <text:p>-4,111</text:p>
          </table:table-cell>
          <table:table-cell office:value-type="float" office:value="0" table:style-name="ce6">
            <text:p>0</text:p>
          </table:table-cell>
          <table:table-cell office:value-type="float" office:value="-4110.6000000000004" table:style-name="ce6">
            <text:p>-4,111</text:p>
          </table:table-cell>
          <table:table-cell office:value-type="float" office:value="5558248.0500000007" table:style-name="ce6">
            <text:p>5,558,24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08" table:style-name="ce5">
            <text:p>29,408</text:p>
          </table:table-cell>
          <table:table-cell office:value-type="float" office:value="27696.722340000179" table:style-name="ce5">
            <text:p>27,697</text:p>
          </table:table-cell>
          <table:table-cell office:value-type="float" office:value="7568" table:style-name="ce5">
            <text:p>7,568</text:p>
          </table:table-cell>
          <table:table-cell office:value-type="float" office:value="7203.788860000057" table:style-name="ce5">
            <text:p>7,204</text:p>
          </table:table-cell>
          <table:table-cell office:value-type="float" office:value="7814" table:style-name="ce5">
            <text:p>7,814</text:p>
          </table:table-cell>
          <table:table-cell office:value-type="float" office:value="7442.3274800000281" table:style-name="ce5">
            <text:p>7,442</text:p>
          </table:table-cell>
          <table:table-cell office:value-type="float" office:value="922" table:style-name="ce5">
            <text:p>922</text:p>
          </table:table-cell>
          <table:table-cell office:value-type="float" office:value="904.36341000000016" table:style-name="ce5">
            <text:p>904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2941" table:style-name="ce5">
            <text:p>22,941</text:p>
          </table:table-cell>
          <table:table-cell office:value-type="float" office:value="21263.952739999957" table:style-name="ce5">
            <text:p>21,264</text:p>
          </table:table-cell>
          <table:table-cell office:value-type="float" office:value="68709" table:style-name="ce5">
            <text:p>68,709</text:p>
          </table:table-cell>
          <table:table-cell office:value-type="float" office:value="64565.96564000022" table:style-name="ce5">
            <text:p>64,566</text:p>
          </table:table-cell>
          <table:table-cell office:value-type="float" office:value="884.15419502032398" table:style-name="ce5">
            <text:p>884</text:p>
          </table:table-cell>
          <table:table-cell office:value-type="float" office:value="884.15419502032398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4.15419502032398" table:style-name="ce5">
            <text:p>884</text:p>
          </table:table-cell>
          <table:table-cell office:value-type="float" office:value="884.15419502032398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float" office:value="69593.154195020325" table:style-name="ce5">
            <text:p>69,593</text:p>
          </table:table-cell>
          <table:table-cell office:value-type="float" office:value="65450.119835020545" table:style-name="ce5">
            <text:p>65,450</text:p>
          </table:table-cell>
          <table:table-cell office:value-type="float" office:value="193179561.27999997" table:style-name="ce5">
            <text:p>193,179,561</text:p>
          </table:table-cell>
          <table:table-cell office:value-type="float" office:value="22781065.289999995" table:style-name="ce5">
            <text:p>22,781,065</text:p>
          </table:table-cell>
          <table:table-cell office:value-type="float" office:value="670550.5" table:style-name="ce5">
            <text:p>670,551</text:p>
          </table:table-cell>
          <table:table-cell office:value-type="float" office:value="10453661.729999999" table:style-name="ce5">
            <text:p>10,453,662</text:p>
          </table:table-cell>
          <table:table-cell office:value-type="float" office:value="55949505.029999994" table:style-name="ce5">
            <text:p>55,949,505</text:p>
          </table:table-cell>
          <table:table-cell office:value-type="float" office:value="28344594.599999998" table:style-name="ce5">
            <text:p>28,344,595</text:p>
          </table:table-cell>
          <table:table-cell office:value-type="float" office:value="311378938.42999995" table:style-name="ce5">
            <text:p>311,378,938</text:p>
          </table:table-cell>
          <table:table-cell office:value-type="float" office:value="2097229.0700000003" table:style-name="ce6">
            <text:p>2,097,229</text:p>
          </table:table-cell>
          <table:table-cell office:value-type="float" office:value="4752.78" table:style-name="ce6">
            <text:p>4,753</text:p>
          </table:table-cell>
          <table:table-cell office:value-type="float" office:value="2101981.85" table:style-name="ce6">
            <text:p>2,101,982</text:p>
          </table:table-cell>
          <table:table-cell office:value-type="float" office:value="313480920.27999997" table:style-name="ce6">
            <text:p>313,480,92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88" table:style-name="ce5">
            <text:p>1,088</text:p>
          </table:table-cell>
          <table:table-cell office:value-type="float" office:value="982.48571999999751" table:style-name="ce5">
            <text:p>982</text:p>
          </table:table-cell>
          <table:table-cell office:value-type="float" office:value="484" table:style-name="ce5">
            <text:p>484</text:p>
          </table:table-cell>
          <table:table-cell office:value-type="float" office:value="461.41568000000012" table:style-name="ce5">
            <text:p>461</text:p>
          </table:table-cell>
          <table:table-cell office:value-type="float" office:value="189" table:style-name="ce5">
            <text:p>189</text:p>
          </table:table-cell>
          <table:table-cell office:value-type="float" office:value="179.12786000000003" table:style-name="ce5">
            <text:p>179</text:p>
          </table:table-cell>
          <table:table-cell office:value-type="float" office:value="52" table:style-name="ce5">
            <text:p>52</text:p>
          </table:table-cell>
          <table:table-cell office:value-type="float" office:value="51.040519999999994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7" table:style-name="ce5">
            <text:p>1,817</text:p>
          </table:table-cell>
          <table:table-cell office:value-type="float" office:value="1678.0697799999978" table:style-name="ce5">
            <text:p>1,678</text:p>
          </table:table-cell>
          <table:table-cell office:value-type="float" office:value="264" table:style-name="ce5">
            <text:p>264</text:p>
          </table:table-cell>
          <table:table-cell office:value-type="float" office:value="244.64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" table:style-name="ce5">
            <text:p>264</text:p>
          </table:table-cell>
          <table:table-cell office:value-type="float" office:value="244.64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float" office:value="2081" table:style-name="ce5">
            <text:p>2,081</text:p>
          </table:table-cell>
          <table:table-cell office:value-type="float" office:value="1922.7097799999979" table:style-name="ce5">
            <text:p>1,923</text:p>
          </table:table-cell>
          <table:table-cell office:value-type="float" office:value="3908201.87" table:style-name="ce5">
            <text:p>3,908,202</text:p>
          </table:table-cell>
          <table:table-cell office:value-type="float" office:value="70429.01999999999" table:style-name="ce5">
            <text:p>70,429</text:p>
          </table:table-cell>
          <table:table-cell office:value-type="float" office:value="55304.630000000005" table:style-name="ce5">
            <text:p>55,305</text:p>
          </table:table-cell>
          <table:table-cell office:value-type="float" office:value="252858.95999999996" table:style-name="ce5">
            <text:p>252,859</text:p>
          </table:table-cell>
          <table:table-cell office:value-type="float" office:value="1097476.9400000002" table:style-name="ce5">
            <text:p>1,097,477</text:p>
          </table:table-cell>
          <table:table-cell office:value-type="float" office:value="534241.29999999993" table:style-name="ce5">
            <text:p>534,241</text:p>
          </table:table-cell>
          <table:table-cell office:value-type="float" office:value="5918512.7200000007" table:style-name="ce5">
            <text:p>5,918,513</text:p>
          </table:table-cell>
          <table:table-cell office:value-type="float" office:value="547494.49" table:style-name="ce6">
            <text:p>547,494</text:p>
          </table:table-cell>
          <table:table-cell office:value-type="float" office:value="0" table:style-name="ce6">
            <text:p>0</text:p>
          </table:table-cell>
          <table:table-cell office:value-type="float" office:value="547494.49" table:style-name="ce6">
            <text:p>547,494</text:p>
          </table:table-cell>
          <table:table-cell office:value-type="float" office:value="6466007.2100000009" table:style-name="ce6">
            <text:p>6,466,0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04" table:style-name="ce5">
            <text:p>2,204</text:p>
          </table:table-cell>
          <table:table-cell office:value-type="float" office:value="1987.3424774774735" table:style-name="ce5">
            <text:p>1,987</text:p>
          </table:table-cell>
          <table:table-cell office:value-type="float" office:value="2204" table:style-name="ce5">
            <text:p>2,204</text:p>
          </table:table-cell>
          <table:table-cell office:value-type="float" office:value="1987.3424774774735" table:style-name="ce5">
            <text:p>1,987</text:p>
          </table:table-cell>
          <table:table-cell office:value-type="float" office:value="72" table:style-name="ce5">
            <text:p>72</text:p>
          </table:table-cell>
          <table:table-cell office:value-type="float" office:value="70" table:style-name="ce5">
            <text:p>7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2277" table:style-name="ce5">
            <text:p>2,277</text:p>
          </table:table-cell>
          <table:table-cell office:value-type="float" office:value="2058.3424774774735" table:style-name="ce5">
            <text:p>2,058</text:p>
          </table:table-cell>
          <table:table-cell office:value-type="float" office:value="10496524.700000007" table:style-name="ce5">
            <text:p>10,496,5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96524.700000007" table:style-name="ce5">
            <text:p>10,496,525</text:p>
          </table:table-cell>
          <table:table-cell office:value-type="float" office:value="704046.85" table:style-name="ce6">
            <text:p>704,047</text:p>
          </table:table-cell>
          <table:table-cell office:value-type="float" office:value="0" table:style-name="ce6">
            <text:p>0</text:p>
          </table:table-cell>
          <table:table-cell office:value-type="float" office:value="704046.85" table:style-name="ce6">
            <text:p>704,047</text:p>
          </table:table-cell>
          <table:table-cell office:value-type="float" office:value="11200571.550000006" table:style-name="ce6">
            <text:p>11,200,57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15.46" table:style-name="ce5">
            <text:p>115</text:p>
          </table:table-cell>
          <table:table-cell office:value-type="float" office:value="123" table:style-name="ce5">
            <text:p>123</text:p>
          </table:table-cell>
          <table:table-cell office:value-type="float" office:value="115.46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15.46" table:style-name="ce5">
            <text:p>115</text:p>
          </table:table-cell>
          <table:table-cell office:value-type="float" office:value="634665" table:style-name="ce5">
            <text:p>634,665</text:p>
          </table:table-cell>
          <table:table-cell office:value-type="float" office:value="0" table:style-name="ce5">
            <text:p>0</text:p>
          </table:table-cell>
          <table:table-cell office:value-type="float" office:value="4475" table:style-name="ce5">
            <text:p>4,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9140" table:style-name="ce5">
            <text:p>639,1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39140" table:style-name="ce6">
            <text:p>639,14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3.69" table:style-name="ce5">
            <text:p>24</text:p>
          </table:table-cell>
          <table:table-cell office:value-type="float" office:value="67" table:style-name="ce5">
            <text:p>67</text:p>
          </table:table-cell>
          <table:table-cell office:value-type="float" office:value="65.63" table:style-name="ce5">
            <text:p>66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104.52000000000001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104.52000000000001" table:style-name="ce5">
            <text:p>105</text:p>
          </table:table-cell>
          <table:table-cell office:value-type="float" office:value="425779.69" table:style-name="ce5">
            <text:p>425,780</text:p>
          </table:table-cell>
          <table:table-cell office:value-type="float" office:value="5412.78" table:style-name="ce5">
            <text:p>5,413</text:p>
          </table:table-cell>
          <table:table-cell office:value-type="float" office:value="-1997.9400000000005" table:style-name="ce5">
            <text:p>-1,998</text:p>
          </table:table-cell>
          <table:table-cell office:value-type="float" office:value="780.02" table:style-name="ce5">
            <text:p>780</text:p>
          </table:table-cell>
          <table:table-cell office:value-type="float" office:value="101462.57" table:style-name="ce5">
            <text:p>101,463</text:p>
          </table:table-cell>
          <table:table-cell office:value-type="float" office:value="52347" table:style-name="ce5">
            <text:p>52,347</text:p>
          </table:table-cell>
          <table:table-cell office:value-type="float" office:value="583784.12000000011" table:style-name="ce5">
            <text:p>583,784</text:p>
          </table:table-cell>
          <table:table-cell office:value-type="float" office:value="24365.25" table:style-name="ce6">
            <text:p>24,365</text:p>
          </table:table-cell>
          <table:table-cell office:value-type="float" office:value="26486.400000000001" table:style-name="ce6">
            <text:p>26,486</text:p>
          </table:table-cell>
          <table:table-cell office:value-type="float" office:value="50851.65" table:style-name="ce6">
            <text:p>50,852</text:p>
          </table:table-cell>
          <table:table-cell office:value-type="float" office:value="634635.77000000014" table:style-name="ce6">
            <text:p>634,63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.51" table:style-name="ce5">
            <text:p>42</text:p>
          </table:table-cell>
          <table:table-cell office:value-type="float" office:value="46" table:style-name="ce5">
            <text:p>46</text:p>
          </table:table-cell>
          <table:table-cell office:value-type="float" office:value="41.51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.51" table:style-name="ce5">
            <text:p>42</text:p>
          </table:table-cell>
          <table:table-cell office:value-type="float" office:value="342000" table:style-name="ce5">
            <text:p>342,0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000" table:style-name="ce5">
            <text:p>342,0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2000" table:style-name="ce6">
            <text:p>342,0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7" table:style-name="ce5">
            <text:p>17</text:p>
          </table:table-cell>
          <table:table-cell office:value-type="float" office:value="15.6" table:style-name="ce5">
            <text:p>16</text:p>
          </table:table-cell>
          <table:table-cell office:value-type="float" office:value="150" table:style-name="ce5">
            <text:p>150</text:p>
          </table:table-cell>
          <table:table-cell office:value-type="float" office:value="145.4" table:style-name="ce5">
            <text:p>145</text:p>
          </table:table-cell>
          <table:table-cell office:value-type="float" office:value="63" table:style-name="ce5">
            <text:p>63</text:p>
          </table:table-cell>
          <table:table-cell office:value-type="float" office:value="61.4" table:style-name="ce5">
            <text:p>61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office:value-type="float" office:value="236.6" table:style-name="ce5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office:value-type="float" office:value="236.6" table:style-name="ce5">
            <text:p>237</text:p>
          </table:table-cell>
          <table:table-cell office:value-type="float" office:value="742654.08" table:style-name="ce5">
            <text:p>742,654</text:p>
          </table:table-cell>
          <table:table-cell office:value-type="float" office:value="3667.7" table:style-name="ce5">
            <text:p>3,668</text:p>
          </table:table-cell>
          <table:table-cell office:value-type="float" office:value="53696" table:style-name="ce5">
            <text:p>53,696</text:p>
          </table:table-cell>
          <table:table-cell office:value-type="float" office:value="520.07000000000005" table:style-name="ce5">
            <text:p>520</text:p>
          </table:table-cell>
          <table:table-cell office:value-type="float" office:value="172158.97" table:style-name="ce5">
            <text:p>172,159</text:p>
          </table:table-cell>
          <table:table-cell office:value-type="float" office:value="95425.250000000015" table:style-name="ce5">
            <text:p>95,425</text:p>
          </table:table-cell>
          <table:table-cell office:value-type="float" office:value="1068122.0699999998" table:style-name="ce5">
            <text:p>1,068,1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68122.0699999998" table:style-name="ce6">
            <text:p>1,068,12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5.1" table:style-name="ce5">
            <text:p>15</text:p>
          </table:table-cell>
          <table:table-cell office:value-type="float" office:value="47" table:style-name="ce5">
            <text:p>47</text:p>
          </table:table-cell>
          <table:table-cell office:value-type="float" office:value="45.96" table:style-name="ce5">
            <text:p>46</text:p>
          </table:table-cell>
          <table:table-cell office:value-type="float" office:value="28" table:style-name="ce5">
            <text:p>28</text:p>
          </table:table-cell>
          <table:table-cell office:value-type="float" office:value="27.9" table:style-name="ce5">
            <text:p>2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960000000000008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960000000000008" table:style-name="ce5">
            <text:p>92</text:p>
          </table:table-cell>
          <table:table-cell office:value-type="float" office:value="379806.64" table:style-name="ce5">
            <text:p>379,807</text:p>
          </table:table-cell>
          <table:table-cell office:value-type="float" office:value="4698.17" table:style-name="ce5">
            <text:p>4,698</text:p>
          </table:table-cell>
          <table:table-cell office:value-type="float" office:value="1020" table:style-name="ce5">
            <text:p>1,020</text:p>
          </table:table-cell>
          <table:table-cell office:value-type="float" office:value="0" table:style-name="ce5">
            <text:p>0</text:p>
          </table:table-cell>
          <table:table-cell office:value-type="float" office:value="109444.54999999999" table:style-name="ce5">
            <text:p>109,445</text:p>
          </table:table-cell>
          <table:table-cell office:value-type="float" office:value="53206.68" table:style-name="ce5">
            <text:p>53,207</text:p>
          </table:table-cell>
          <table:table-cell office:value-type="float" office:value="548176.04" table:style-name="ce5">
            <text:p>548,1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48176.04" table:style-name="ce6">
            <text:p>548,1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7" table:style-name="ce5">
            <text:p>7</text:p>
          </table:table-cell>
          <table:table-cell office:value-type="float" office:value="6.2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7.65" table:style-name="ce5">
            <text:p>8</text:p>
          </table:table-cell>
          <table:table-cell office:value-type="float" office:value="23" table:style-name="ce5">
            <text:p>23</text:p>
          </table:table-cell>
          <table:table-cell office:value-type="float" office:value="22.02" table:style-name="ce5">
            <text:p>22</text:p>
          </table:table-cell>
          <table:table-cell office:value-type="float" office:value="20" table:style-name="ce5">
            <text:p>20</text:p>
          </table:table-cell>
          <table:table-cell office:value-type="float" office:value="19.22" table:style-name="ce5">
            <text:p>19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58.09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58.09" table:style-name="ce5">
            <text:p>58</text:p>
          </table:table-cell>
          <table:table-cell office:value-type="float" office:value="231696.40999999997" table:style-name="ce5">
            <text:p>231,696</text:p>
          </table:table-cell>
          <table:table-cell office:value-type="float" office:value="4550.76" table:style-name="ce5">
            <text:p>4,551</text:p>
          </table:table-cell>
          <table:table-cell office:value-type="float" office:value="113.80000000000001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64034.34" table:style-name="ce5">
            <text:p>64,034</text:p>
          </table:table-cell>
          <table:table-cell office:value-type="float" office:value="31172.79" table:style-name="ce5">
            <text:p>31,173</text:p>
          </table:table-cell>
          <table:table-cell office:value-type="float" office:value="331568.09999999992" table:style-name="ce5">
            <text:p>331,56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1568.09999999992" table:style-name="ce6">
            <text:p>331,568</text:p>
          </table:table-cell>
          <table:table-cell table:number-columns-repeated="16343"/>
        </table:table-row>
        <table:table-row table:number-rows-repeated="2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1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artley, Robert</meta:initial-creator>
    <dc:creator>Sharma, Nikhil</dc:creator>
    <meta:creation-date>2022-09-30T10:29:42Z</meta:creation-date>
    <dc:date>2025-08-14T14:55:36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